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161.01mm"/>
    </style:style>
    <style:style style:name="co4" style:family="table-column">
      <style:table-column-properties fo:break-before="auto" style:column-width="96.33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62.28mm"/>
    </style:style>
    <style:style style:name="co8" style:family="table-column">
      <style:table-column-properties fo:break-before="auto" style:column-width="149.7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59mm" fo:break-before="auto" style:use-optimal-row-height="true"/>
    </style:style>
    <style:style style:name="ro2" style:family="table-row">
      <style:table-row-properties style:row-height="12.68mm" fo:break-before="auto" style:use-optimal-row-height="false"/>
    </style:style>
    <style:style style:name="ro3" style:family="table-row">
      <style:table-row-properties style:row-height="29.88mm" fo:break-before="auto" style:use-optimal-row-height="false"/>
    </style:style>
    <style:style style:name="ro4" style:family="table-row">
      <style:table-row-properties style:row-height="32.4mm" fo:break-before="auto" style:use-optimal-row-height="true"/>
    </style:style>
    <style:style style:name="ro5" style:family="table-row">
      <style:table-row-properties style:row-height="35.05mm" fo:break-before="auto" style:use-optimal-row-height="fals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8.84mm" fo:break-before="auto" style:use-optimal-row-height="false"/>
    </style:style>
    <style:style style:name="ro8" style:family="table-row">
      <style:table-row-properties style:row-height="22.47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42mm" fo:break-before="auto" style:use-optimal-row-height="false"/>
    </style:style>
    <style:style style:name="ro11" style:family="table-row">
      <style:table-row-properties style:row-height="82.34mm" fo:break-before="auto" style:use-optimal-row-height="false"/>
    </style:style>
    <style:style style:name="ro12" style:family="table-row">
      <style:table-row-properties style:row-height="43.32mm" fo:break-before="auto" style:use-optimal-row-height="false"/>
    </style:style>
    <style:style style:name="ro13" style:family="table-row">
      <style:table-row-properties style:row-height="20.83mm" fo:break-before="auto" style:use-optimal-row-height="false"/>
    </style:style>
    <style:style style:name="ro14" style:family="table-row">
      <style:table-row-properties style:row-height="15.86mm" fo:break-before="auto" style:use-optimal-row-height="false"/>
    </style:style>
    <style:style style:name="ro15" style:family="table-row">
      <style:table-row-properties style:row-height="31.08mm" fo:break-before="auto" style:use-optimal-row-height="false"/>
    </style:style>
    <style:style style:name="ro16" style:family="table-row">
      <style:table-row-properties style:row-height="44.96mm" fo:break-before="auto" style:use-optimal-row-height="fals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44.31mm" fo:break-before="auto" style:use-optimal-row-height="true"/>
    </style:style>
    <style:style style:name="ro19" style:family="table-row">
      <style:table-row-properties style:row-height="14.87mm" fo:break-before="auto" style:use-optimal-row-height="false"/>
    </style:style>
    <style:style style:name="ro20" style:family="table-row">
      <style:table-row-properties style:row-height="9.58mm" fo:break-before="auto" style:use-optimal-row-height="false"/>
    </style:style>
    <style:style style:name="ro21" style:family="table-row">
      <style:table-row-properties style:row-height="56.55mm" fo:break-before="auto" style:use-optimal-row-height="false"/>
    </style:style>
    <style:style style:name="ro22" style:family="table-row">
      <style:table-row-properties style:row-height="20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color="#007826"/>
    </style:style>
    <style:style style:name="ce8" style:family="table-cell" style:parent-style-name="Default">
      <style:text-properties fo:color="#cc00cc"/>
    </style:style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cc00cc" style:font-name="Liberation Sans" style:font-name-asian="Noto Sans CJK SC Regular" style:font-name-complex="FreeSans"/>
    </style:style>
    <style:style style:name="ce11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 fo:color="#000000"/>
    </style:style>
    <style:style style:name="T2" style:family="text">
      <style:text-properties fo:font-weight="bold" style:font-weight-asian="bold" style:font-weight-complex="bold" style:text-underline-style="solid" style:text-underline-width="auto" style:text-underline-color="font-color" fo:color="#0000ff"/>
    </style:style>
    <style:style style:name="T3" style:family="text">
      <style:text-properties fo:color="#0000ff"/>
    </style:style>
    <style:style style:name="T4" style:family="text">
      <style:text-properties fo:color="#009900"/>
    </style:style>
    <style:style style:name="T5" style:family="text">
      <style:text-properties fo:color="#ff00cc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font-name-asian="Noto Sans CJK SC Regular" style:font-name-complex="FreeSans" style:font-weight-asian="bold" style:font-weight-complex="bold"/>
    </style:style>
    <style:style style:name="T9" style:family="text">
      <style:text-properties style:font-name="Liberation Sans" fo:font-weight="normal" style:font-name-asian="Noto Sans CJK SC Regular" style:font-name-complex="FreeSans" style:font-weight-asian="normal" style:font-weight-complex="normal"/>
    </style:style>
    <style:style style:name="T10" style:family="text">
      <style:text-properties style:font-name="Liberation Sans" fo:font-weight="bold" style:font-name-asian="Noto Sans CJK SC Regular" style:font-name-complex="FreeSans" style:font-weight-asian="bold" style:font-weight-complex="bold" fo:color="#ff3333"/>
    </style:style>
    <style:style style:name="T11" style:family="text">
      <style:text-properties fo:color="#0000ff" style:font-name="Liberation Sans" fo:font-weight="normal" style:font-name-asian="Noto Sans CJK SC Regular" style:font-name-complex="FreeSans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cc00cc"/>
    </style:style>
    <style:style style:name="T14" style:family="text">
      <style:text-properties style:font-name="Liberation Sans" style:font-name-asian="Noto Sans CJK SC Regular" style:font-name-complex="FreeSans"/>
    </style:style>
    <style:style style:name="T15" style:family="text">
      <style:text-properties fo:color="#007826"/>
    </style:style>
    <style:style style:name="T16" style:family="text">
      <style:text-properties fo:color="#ff3333"/>
    </style:style>
    <style:style style:name="T17" style:family="text">
      <style:text-properties fo:color="#ff3333" style:font-name="Liberation Sans" style:font-name-asian="Noto Sans CJK SC Regular" style:font-name-complex="FreeSans"/>
    </style:style>
    <style:style style:name="T18" style:family="text">
      <style:text-properties style:font-name="Liberation Sans" style:font-name-asian="Noto Sans CJK SC Regular" style:font-name-complex="FreeSans" fo:color="#cc00c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weight-asian="bold" style:font-weight-complex="bold" style:font-style-asian="italic" style:font-style-complex="italic"/>
    </style:style>
    <style:style style:name="T21" style:family="text">
      <style:text-properties fo:color="#000000" style:font-name="Liberation Sans" fo:font-weight="normal" fo:font-style="normal" style:font-name-asian="Noto Sans CJK SC Regular" style:font-name-complex="FreeSans" style:font-weight-asian="normal" style:font-weight-complex="normal" style:font-style-asian="normal" style:font-style-complex="normal"/>
    </style:style>
    <style:style style:name="T22" style:family="text">
      <style:text-properties style:font-name="Liberation Sans" style:font-style-complex="normal" style:font-style-asian="normal" style:font-weight-complex="normal" style:font-weight-asian="normal" style:font-name-complex="FreeSans" style:font-name-asian="Noto Sans CJK SC Regular" fo:font-style="normal" fo:font-weight="normal" fo:color="#000000"/>
    </style:style>
    <style:style style:name="T23" style:family="text">
      <style:text-properties style:font-name="Liberation Sans" style:font-style-complex="normal" style:font-style-asian="normal" style:font-name-complex="FreeSans" style:font-name-asian="Noto Sans CJK SC Regular" fo:font-style="normal" fo:color="#000000" fo:font-weight="bold" style:font-weight-asian="bold" style:font-weight-complex="bold"/>
    </style:style>
    <style:style style:name="T24" style:family="text">
      <style:text-properties style:font-name="Liberation Sans" style:font-style-complex="normal" style:font-style-asian="normal" style:font-name-complex="FreeSans" style:font-name-asian="Noto Sans CJK SC Regular" fo:font-style="normal" fo:color="#000000" fo:font-weight="normal" style:font-weight-asian="normal" style:font-weight-complex="normal"/>
    </style:style>
    <style:style style:name="T25" style:family="text">
      <style:text-properties fo:color="#000000" style:font-name="Liberation Sans" fo:font-weight="bold" fo:font-style="italic" style:font-name-asian="Noto Sans CJK SC Regular" style:font-name-complex="FreeSans" style:font-weight-asian="bold" style:font-weight-complex="bold" style:font-style-asian="italic" style:font-style-complex="italic"/>
    </style:style>
    <style:style style:name="T26" style:family="text">
      <style:text-properties fo:color="#000000" style:font-name="Liberation Sans" style:font-name-asian="Noto Sans CJK SC Regular" style:font-name-complex="FreeSans" fo:font-weight="normal" fo:font-style="normal" style:font-weight-asian="normal" style:font-weight-complex="normal" style:font-style-asian="normal" style:font-style-complex="normal"/>
    </style:style>
    <style:style style:name="T27" style:family="text">
      <style:text-properties fo:color="#000000" style:font-name="Liberation Sans" fo:font-weight="bold" fo:font-style="normal" style:font-name-asian="Noto Sans CJK SC Regular" style:font-name-complex="FreeSans" style:font-weight-asian="bold" style:font-weight-complex="bold" style:font-style-asian="normal" style:font-style-complex="normal"/>
    </style:style>
    <style:style style:name="T28" style:family="text">
      <style:text-properties fo:color="#000000" style:font-name="Liberation Sans" fo:font-weight="bold" style:font-name-asian="Noto Sans CJK SC Regular" style:font-name-complex="FreeSans" style:font-weight-asian="bold" style:font-weight-complex="bold" fo:font-style="italic" style:font-style-asian="italic" style:font-style-complex="italic"/>
    </style:style>
    <style:style style:name="T29" style:family="text">
      <style:text-properties style:font-style-asian="italic" style:font-weight-complex="bold" style:font-weight-asian="bold" style:font-name-complex="FreeSans" style:font-name-asian="Noto Sans CJK SC Regular" fo:font-style="italic" fo:font-weight="bold" style:font-name="Liberation Sans" style:font-style-complex="italic" fo:color="#000000"/>
    </style:style>
    <style:style style:name="T30" style:family="text">
      <style:text-properties style:font-name-complex="FreeSans" style:font-name-asian="Noto Sans CJK SC Regular" style:font-name="Liberation Sans" fo:color="#000000" fo:font-weight="normal" fo:font-style="normal" style:font-weight-asian="normal" style:font-weight-complex="normal" style:font-style-asian="normal" style:font-style-complex="normal"/>
    </style:style>
    <style:style style:name="T31" style:family="text">
      <style:text-properties style:font-name-complex="FreeSans" style:font-name-asian="Noto Sans CJK SC Regular" style:font-name="Liberation Sans" fo:color="#000000" fo:font-weight="bold" fo:font-style="italic" style:font-weight-asian="bold" style:font-weight-complex="bold" style:font-style-asian="italic" style:font-style-complex="italic"/>
    </style:style>
    <style:style style:name="T3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3" style:family="text">
      <style:text-properties fo:font-weight="bold" fo:font-style="normal" style:font-weight-asian="bold" style:font-weight-complex="bold" style:font-style-asian="normal" style:font-style-complex="normal"/>
    </style:style>
    <style:style style:name="T34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35" style:family="text">
      <style:text-properties fo:font-style="normal" style:font-style-asian="normal" style:font-style-complex="normal" fo:font-weight="bold" style:font-weight-asian="bold" style:font-weight-complex="bold"/>
    </style:style>
    <style:style style:name="T36" style:family="text">
      <style:text-properties fo:font-weight="bold" fo:font-style="italic" style:font-weight-asian="bold" style:font-weight-complex="bold" style:font-style-asian="italic" style:font-style-complex="italic"/>
    </style:style>
    <style:style style:name="T37" style:family="text">
      <style:text-properties fo:font-style="italic" style:font-weight-asian="bold" style:font-weight-complex="bold" style:font-style-asian="italic" style:font-style-complex="italic" fo:font-weight="bold"/>
    </style:style>
    <style:style style:name="T3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39" style:family="text">
      <style:text-properties style:font-style-asian="normal" style:font-style-complex="normal" fo:font-weight="normal" style:font-weight-asian="normal" style:font-weight-complex="normal" fo:font-style="normal" fo:color="#0000ff"/>
    </style:style>
    <style:style style:name="T40" style:family="text">
      <style:text-properties fo:color="#0000ff" fo:font-weight="bold" style:font-weight-asian="bold" style:font-weight-complex="bold"/>
    </style:style>
    <style:style style:name="T41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42" style:family="text">
      <style:text-properties fo:color="#0000ff" style:font-style-asian="normal" style:font-style-complex="normal" fo:font-weight="normal" fo:font-style="normal" style:font-weight-asian="normal" style:font-weight-complex="normal"/>
    </style:style>
    <style:style style:name="T43" style:family="text">
      <style:text-properties fo:color="#0000ff" fo:font-weight="normal" style:font-weight-asian="normal" style:font-weight-complex="normal" fo:font-style="normal" style:font-style-asian="normal" style:font-style-complex="normal"/>
    </style:style>
    <style:style style:name="T44" style:family="text">
      <style:text-properties fo:font-weight="normal" style:font-weight-asian="normal" style:font-weight-complex="normal" fo:font-style="normal" style:font-style-asian="normal" style:font-style-complex="normal" fo:color="#0000ff"/>
    </style:style>
    <style:style style:name="T45" style:family="text">
      <style:text-properties style:font-style-asian="normal" style:font-style-complex="normal" style:text-underline-style="none" style:text-underline-color="font-color" fo:font-weight="normal" style:font-weight-asian="normal" style:font-weight-complex="normal" fo:font-style="normal"/>
    </style:style>
    <style:style style:name="T46" style:family="text">
      <style:text-properties fo:font-weight="bold" style:font-weight-asian="bold" style:font-style-complex="italic" style:font-weight-complex="bold" style:font-style-asian="italic" fo:font-style="italic"/>
    </style:style>
    <style:style style:name="T47" style:family="text">
      <style:text-properties style:font-style-complex="italic" style:font-style-asian="italic" fo:font-style="italic" style:font-weight-complex="bold" style:font-weight-asian="bold" fo:font-weight="bold"/>
    </style:style>
    <style:style style:name="T48" style:family="text">
      <style:text-properties style:font-style-complex="italic" style:font-style-asian="italic" fo:font-style="italic" fo:font-weight="normal" style:font-weight-asian="normal" style:font-weight-complex="normal"/>
    </style:style>
    <style:style style:name="T49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NTI – Type</text:p>
          </table:table-cell>
          <table:table-cell table:style-name="ce1" office:value-type="string" calcext:value-type="string">
            <text:p>Value Range (Hexa decimal)</text:p>
          </table:table-cell>
          <table:table-cell table:style-name="ce5" office:value-type="string" calcext:value-type="string">
            <text:p>Usage</text:p>
          </table:table-cell>
          <table:table-cell table:style-name="ce1" office:value-type="string" calcext:value-type="string">
            <text:p>DCI mapping</text:p>
          </table:table-cell>
          <table:table-cell table:style-name="ce1" office:value-type="string" calcext:value-type="string">
            <text:p><text:s/>UE Specific / Common</text:p>
          </table:table-cell>
          <table:table-cell table:style-name="ce1" office:value-type="string" calcext:value-type="string">
            <text:p>phy channel</text:p>
          </table:table-cell>
          <table:table-cell table:style-name="ce1" office:value-type="string" calcext:value-type="string">
            <text:p>Transpot-logical </text:p>
            <text:p>Channel</text:p>
          </table:table-cell>
          <table:table-cell table:style-name="ce1" office:value-type="string" calcext:value-type="string">
            <text:p>RRC MESSAGE/ Other related Info</text:p>
          </table:table-cell>
        </table:table-row>
        <table:table-row table:style-name="ro1">
          <table:table-cell table:style-name="ce2" office:value-type="string" calcext:value-type="string">
            <text:p>P-RNTI (Paging RNTI)</text:p>
          </table:table-cell>
          <table:table-cell office:value-type="string" calcext:value-type="string">
            <text:p>FFFE</text:p>
          </table:table-cell>
          <table:table-cell office:value-type="string" calcext:value-type="string">
            <text:p>Paging and System Information change notification. Used for scheduling both paging </text:p>
            <text:p>Message and short messages in PDSCH</text:p>
          </table:table-cell>
          <table:table-cell office:value-type="string" calcext:value-type="string">
            <text:p>DCI format 1_0</text:p>
            <text:p> <text:a xlink:href="https://www.sharetechnote.com/html/5G/5G_DCI.html#DCI_format_1_0_P_RNTI" xlink:type="simple">https://www.sharetechnote.com/html/5G/5G_DCI.html#DCI_format_1_0_P_RNTI</text:a>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DCCH + PDSCH</text:p>
          </table:table-cell>
          <table:table-cell office:value-type="string" calcext:value-type="string">
            <text:p>PCH-PCCH </text:p>
            <text:p>(for paging msg only)</text:p>
          </table:table-cell>
          <table:table-cell table:style-name="ce13" office:value-type="string" calcext:value-type="string">
            <text:p>N/A (Scramble with CRC bits of the PDCCH)</text:p>
          </table:table-cell>
        </table:table-row>
        <table:table-row table:style-name="ro2">
          <table:table-cell office:value-type="string" calcext:value-type="string">
            <text:p>SFI-RNTI</text:p>
          </table:table-cell>
          <table:table-cell table:style-name="ce4" office:value-type="string" calcext:value-type="string">
            <text:p>0001–FFEF</text:p>
          </table:table-cell>
          <table:table-cell office:value-type="string" calcext:value-type="string">
            <text:p>Used for the notification of slot format information over PDCCH </text:p>
            <text:p>And is generally assigned to a group of UEs</text:p>
          </table:table-cell>
          <table:table-cell office:value-type="string" calcext:value-type="string">
            <text:p>DCI format 2_0 </text:p>
          </table:table-cell>
          <table:table-cell office:value-type="string" calcext:value-type="string">
            <text:p>UE specific</text:p>
          </table:table-cell>
          <table:table-cell office:value-type="string" calcext:value-type="string">
            <text:p>PDC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9">“SlotFormatIndicator”</text:span> (38 331 V15.7.0 pg-363)</text:p>
          </table:table-cell>
        </table:table-row>
        <table:table-row table:style-name="ro3">
          <table:table-cell office:value-type="string" calcext:value-type="string">
            <text:p>SI-RNTI </text:p>
            <text:p>(System information – RNTI)</text:p>
          </table:table-cell>
          <table:table-cell office:value-type="string" calcext:value-type="string">
            <text:p>FFFF</text:p>
          </table:table-cell>
          <table:table-cell table:style-name="ce6" office:value-type="string" calcext:value-type="string">
            <text:p>Used for scheduling Bradcasting (SIB1) and other SI messsges.</text:p>
            <text:p/>
            <text:p>The UE shall receive the PDCCH scrambled with SI-RNTI in the </text:p>
            <text:p>PDCCH monitoring occasion(s) for SI message acquisition, </text:p>
            <text:p>from the start of the SI-window and continue until the end of the SI-window </text:p>
            <text:p>Or until the SI message was received.</text:p>
          </table:table-cell>
          <table:table-cell office:value-type="string" calcext:value-type="string">
            <text:p>DCI format 1_0</text:p>
            <text:p><text:a xlink:href="https://www.sharetechnote.com/html/5G/5G_DCI.html#DCI_format_1_0_SI_RNTI" xlink:type="simple">https://www.sharetechnote.com/html/5G/5G_DCI.html#DCI_format_1_0_SI_RNTI</text:a></text:p>
          </table:table-cell>
          <table:table-cell office:value-type="string" calcext:value-type="string">
            <text:p>common</text:p>
          </table:table-cell>
          <table:table-cell table:style-name="ce4" office:value-type="string" calcext:value-type="string">
            <text:p>PDCCH + PDSCH</text:p>
          </table:table-cell>
          <table:table-cell office:value-type="string" calcext:value-type="string">
            <text:p>DLSCH-BCCH</text:p>
          </table:table-cell>
          <table:table-cell office:value-type="string" calcext:value-type="string">
            <text:p>All System information other than SIB1 </text:p>
            <text:p>are carreid in “<text:span text:style-name="T19">SystemInformation</text:span>”</text:p>
            <text:p><text:span text:style-name="T14">(38 331 V15.7.0 pg-167)</text:span></text:p>
          </table:table-cell>
        </table:table-row>
        <table:table-row table:style-name="ro4">
          <table:table-cell office:value-type="string" calcext:value-type="string">
            <text:p>RA-RNTI</text:p>
            <text:p>(Random Access -RNTI)</text:p>
          </table:table-cell>
          <table:table-cell office:value-type="string" calcext:value-type="string">
            <text:p>0001–FFEF</text:p>
          </table:table-cell>
          <table:table-cell office:value-type="string" calcext:value-type="string">
            <text:p>To Identify Random Access Response in downlink</text:p>
            <text:p/>
            <text:p>After Transmission of PRACH (preamble), the UE monitors for RAR scrambled with RA-RNTI.</text:p>
            <text:p>The gnB calculates the RA-RNTI based on the time-freq resource in which the preamble was</text:p>
            <text:p>Transmitted by UE.</text:p>
          </table:table-cell>
          <table:table-cell table:style-name="ce4" office:value-type="string" calcext:value-type="string">
            <text:p>DCI format 1_0 </text:p>
            <text:p/>
            <text:p><text:a xlink:href="https://www.sharetechnote.com/html/5G/5G_DCI.html#DCI_format_1_0_RA_RNTI" xlink:type="simple">https://www.sharetechnote.com/html/5G/5G_DCI.html#DCI_format_1_0_RA_RNTI</text:a></text:p>
          </table:table-cell>
          <table:table-cell office:value-type="string" calcext:value-type="string">
            <text:p>UE specific</text:p>
          </table:table-cell>
          <table:table-cell table:style-name="ce4" office:value-type="string" calcext:value-type="string">
            <text:p>PDCCH + PDSCH</text:p>
          </table:table-cell>
          <table:table-cell office:value-type="string" calcext:value-type="string">
            <text:p>DLSCH</text:p>
          </table:table-cell>
          <table:table-cell office:value-type="string" calcext:value-type="string">
            <text:p>gnb Derives the RA-RNTI as follows :   (38 321 V15.4.0 pg-18)</text:p>
            <text:p/>
            <text:p>RA-RNTI= 1 + s_id + 14 × t_id + 14 × 80 × f_id + 14 × 80 × 8 × ul_carrier_id ()</text:p>
            <text:p/>
            <text:p>s_id is the index of the first OFDM symbol of the specified PRACH (0 £ s_id &lt; 14)</text:p>
            <text:p>t_id is the index of the first slot of the specified PRACH in a system frame (0 £ t_id &lt; 80)</text:p>
            <text:p>f_id is the index of the specified PRACH in the frequency domain (0 £ f_id &lt; 8)</text:p>
            <text:p>Ul_carrier_id is the UL carrier used for Msg1 transmission (0 for NUL and 1 for SUL carrier)</text:p>
          </table:table-cell>
        </table:table-row>
        <table:table-row table:style-name="ro5">
          <table:table-cell office:value-type="string" calcext:value-type="string" table:number-columns-spanned="1" table:number-rows-spanned="5">
            <text:p>TC-RNTI</text:p>
            <text:p>(Temporary Cell - RNTI)</text:p>
          </table:table-cell>
          <table:table-cell table:style-name="ce4" office:value-type="string" calcext:value-type="string" table:number-columns-spanned="1" table:number-rows-spanned="5">
            <text:p>0001–FFEF</text:p>
          </table:table-cell>
          <table:table-cell office:value-type="string" calcext:value-type="string">
            <text:p><text:span text:style-name="T7">Case 1 : Gnb assigns TC-RNTI to UE which is used in RA procedures</text:span></text:p>
            <text:p>Message : RAR </text:p>
            <text:p>Direction : NW -&gt; UE</text:p>
            <text:p/>
          </table:table-cell>
          <table:table-cell office:value-type="string" calcext:value-type="string">
            <text:p><text:span text:style-name="T14">Case 1 : MAC PDU RAR</text:span></text:p>
            <text:p/>
            <text:p/>
            <text:p/>
            <text:p/>
            <text:p/>
          </table:table-cell>
          <table:table-cell table:style-name="ce4" office:value-type="string" calcext:value-type="string" table:number-columns-spanned="1" table:number-rows-spanned="5">
            <text:p>UE specific</text:p>
          </table:table-cell>
          <table:table-cell table:style-name="ce4" office:value-type="string" calcext:value-type="string">
            <text:p>PDCCH + PDSCH</text:p>
          </table:table-cell>
          <table:table-cell office:value-type="string" calcext:value-type="string">
            <text:p>DLSCH</text:p>
          </table:table-cell>
          <table:table-cell office:value-type="string" calcext:value-type="string">
            <text:p>MAC <text:s/>Payload for RAR (38 321 V15.4.0 pg-72)</text:p>
          </table:table-cell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8">Case 2 : Msg 3 Transmission </text:span></text:p>
            <text:p><text:span text:style-name="T9">Message :  MAC CE C-RNTI or CCCH-SDU</text:span></text:p>
            <text:p><text:span text:style-name="T9">UE uses the TC-RNTI recieved in RAR and Scrambles it with msg 3</text:span></text:p>
            <text:p><text:span text:style-name="T9">Direction : UE -&gt; NW</text:span></text:p>
            <text:p/>
          </table:table-cell>
          <table:table-cell office:value-type="string" calcext:value-type="string">
            <text:p>Case 2 : Msg 3 (eg: RRC setup request [CCCH SDU])</text:p>
          </table:table-cell>
          <table:covered-table-cell/>
          <table:table-cell table:style-name="ce4" office:value-type="string" calcext:value-type="string">
            <text:p>PDCCH </text:p>
          </table:table-cell>
          <table:table-cell table:style-name="ce4" office:value-type="string" calcext:value-type="string">
            <text:p>ULSCH-(CCCH,DCCH,DTCH)</text:p>
          </table:table-cell>
          <table:table-cell/>
        </table:table-row>
        <table:table-row table:style-name="ro7">
          <table:covered-table-cell table:number-columns-repeated="2"/>
          <table:table-cell office:value-type="string" calcext:value-type="string">
            <text:p><text:span text:style-name="T8">Case 3 : Msg 4 Transmission</text:span></text:p>
            <text:p><text:span text:style-name="T9">Message :  UE contention resolution ID MAC CE</text:span></text:p>
            <text:p><text:span text:style-name="T9">Direction : NW -&gt; UE</text:span></text:p>
            <text:p/>
          </table:table-cell>
          <table:table-cell office:value-type="string" calcext:value-type="string">
            <text:p>Case 3 : DCI format 1_0 </text:p>
            <text:p><text:span text:style-name="T14"><text:a xlink:href="https://www.sharetechnote.com/html/5G/5G_DCI.html#DCI_format_1_0_TC_RNTI" xlink:type="simple">https://www.sharetechnote.com/html/5G/5G_DCI.html#DCI_format_1_0_TC_RNTI</text:a></text:span></text:p>
          </table:table-cell>
          <table:covered-table-cell/>
          <table:table-cell table:style-name="ce4" office:value-type="string" calcext:value-type="string">
            <text:p>PDCCH + PDSCH</text:p>
          </table:table-cell>
          <table:table-cell table:style-name="ce4" office:value-type="string" calcext:value-type="string">
            <text:p>DLSCH-(CCCH,DCCH)</text:p>
          </table:table-cell>
          <table:table-cell/>
        </table:table-row>
        <table:table-row table:style-name="ro8">
          <table:covered-table-cell table:number-columns-repeated="2"/>
          <table:table-cell office:value-type="string" calcext:value-type="string" table:number-columns-spanned="1" table:number-rows-spanned="2">
            <text:p><text:span text:style-name="T8">Case 4 : When Gnb fails to decode msg3</text:span><text:span text:style-name="T10"> (NO clarity) </text:span></text:p>
            <text:p><text:span text:style-name="T9">Direction : NW -&gt; UE</text:span></text:p>
            <text:p/>
            <text:p><text:span text:style-name="T11">TC-RNTI is then promoted as C-RNTI for the UE which wins contention. UE Discards the </text:span></text:p>
            <text:p><text:span text:style-name="T11">TC-RNTI in RAR if the Contention resolution is unsuccessful or UE already has a C-RNTI.</text:span></text:p>
          </table:table-cell>
          <table:table-cell office:value-type="string" calcext:value-type="string" table:number-columns-spanned="1" table:number-rows-spanned="2">
            <text:p/>
            <text:p/>
            <text:p><text:span text:style-name="T14">Case 4 : DCI format 0_0 </text:span></text:p>
            <text:p><text:span text:style-name="T14">(For scheduling PUSCH)</text:span></text:p>
          </table:table-cell>
          <table:covered-table-cell/>
          <table:table-cell office:value-type="string" calcext:value-type="string" table:number-columns-spanned="1" table:number-rows-spanned="2">
            <text:p>PDCCH </text:p>
          </table:table-cell>
          <table:table-cell table:style-name="ce12" office:value-type="string" calcext:value-type="string" table:number-columns-spanned="1" table:number-rows-spanned="2">
            <text:p><text:span text:style-name="T12">ULSCH </text:span>– ?</text:p>
          </table:table-cell>
          <table:table-cell table:number-columns-spanned="1" table:number-rows-spanned="2"/>
        </table:table-row>
        <table:table-row table:style-name="ro9">
          <table:covered-table-cell table:number-columns-repeated="8"/>
        </table:table-row>
        <table:table-row table:style-name="ro10">
          <table:table-cell office:value-type="string" calcext:value-type="string" table:number-columns-spanned="1" table:number-rows-spanned="2">
            <text:p>C-RNTI</text:p>
            <text:p>(Cell- RNTI)</text:p>
          </table:table-cell>
          <table:table-cell table:style-name="ce4" office:value-type="string" calcext:value-type="string" table:number-columns-spanned="1" table:number-rows-spanned="2">
            <text:p>0001–FFEF</text:p>
          </table:table-cell>
          <table:table-cell office:value-type="string" calcext:value-type="string">
            <text:p>1. Scheduling : Dynamically allocate resources to UE with Uplink-Grant, Downlink Assignments</text:p>
            <text:p>And allocate PDCCH order.</text:p>
            <text:p>     1.1.<text:span text:style-name="T12"> RACH procedure is initaited by PDCCH order addressed by C-RNTI </text:span></text:p>
            <text:p><text:span text:style-name="T12">     1.2. BeamfailureRecovery case UE monitors for RAR scrambled </text:span></text:p>
            <text:p><text:span text:style-name="T12">            with C-RNTI instead of RA-RNTI</text:span></text:p>
            <text:p><text:span text:style-name="T12">     1.3. Gnb differentiate uplink transmission (PUCCH,PUSCH) of one UE from another.</text:span></text:p>
            <text:p/>
          </table:table-cell>
          <table:table-cell office:value-type="string" calcext:value-type="string">
            <text:p><text:span text:style-name="T15">DCI format 1_1,DCI format 1_0  (Downlink assignment)</text:span></text:p>
            <text:p><text:span text:style-name="T12"><text:a xlink:href="https://www.sharetechnote.com/html/5G/5G_DCI.html#DCI_format_1_0_C_RNTI" xlink:type="simple">https://www.sharetechnote.com/html/5G/5G_DCI.html#DCI_format_1_0_C_RNTI</text:a></text:span></text:p>
            <text:p/>
            <text:p><text:span text:style-name="T13">DCI format 0_1,DCI format 0_0 (Uplink Grant) </text:span></text:p>
          </table:table-cell>
          <table:table-cell office:value-type="string" calcext:value-type="string" table:number-columns-spanned="1" table:number-rows-spanned="2">
            <text:p>UE specific</text:p>
          </table:table-cell>
          <table:table-cell table:style-name="ce7" office:value-type="string" calcext:value-type="string">
            <text:p>PDCCH + PDSCH</text:p>
            <text:p/>
            <text:p><text:span text:style-name="T13">PDCCH </text:span></text:p>
            <text:p/>
            <text:p><text:span text:style-name="T16">N/A for PDCCH order</text:span></text:p>
          </table:table-cell>
          <table:table-cell table:style-name="ce7" office:value-type="string" calcext:value-type="string">
            <text:p>DLSCH – (CCCH,DTCH,DCCH)</text:p>
            <text:p/>
            <text:p><text:span text:style-name="T13">ULSCH – (DCCH, DTCH)</text:span></text:p>
            <text:p/>
            <text:p><text:span text:style-name="T17">N/A for PDCCH order</text:span></text:p>
          </table:table-cell>
          <table:table-cell/>
        </table:table-row>
        <table:table-row table:style-name="ro11">
          <table:covered-table-cell table:number-columns-repeated="2"/>
          <table:table-cell office:value-type="string" calcext:value-type="string">
            <text:p>2.Identifying RRC Connection</text:p>
            <text:p/>
            <text:p><text:span text:style-name="T3">The gNB assigns different C-RNTI values to different UEs. </text:span></text:p>
            <text:p><text:span text:style-name="T3">When Carrier Aggregation is configured, the same C-RNTI applies to all serving cells.</text:span></text:p>
            <text:p/>
            <text:p><text:span text:style-name="T3">In DC, two C-RNTIs are independently allocated to the UE: one for MCG, and one for SCG.</text:span>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 office:value-type="string" calcext:value-type="string">
            <text:p>N/A</text:p>
          </table:table-cell>
          <table:table-cell table:style-name="ce1" office:value-type="string" calcext:value-type="string">
            <text:p><text:span text:style-name="T20">1. RRCReconfiguration -&gt; CellGroupConfig -&gt; ReconfigurationWithSync </text:span></text:p>
            <text:p><text:span text:style-name="T20">                 -&gt; newUE-Identity</text:span></text:p>
            <text:p/>
            <text:p><text:span text:style-name="T21">During handover within NR or from other RAT to NR, C-RNTI is explicitly provided by </text:span></text:p>
            <text:p><text:span text:style-name="T21">the network in the reconfiguration message.</text:span></text:p>
            <text:p/>
            <text:p><text:span text:style-name="T21">While sending the RRCReestablishmentRequest message, the UE has to  set the </text:span></text:p>
            <text:p><text:span text:style-name="T22">“</text:span><text:span text:style-name="T23">RRCReestablishmentRequest-Ies - &gt; ReestabUE-Identity -&gt; c-RNTI</text:span><text:span text:style-name="T24"> “ to</text:span><text:span text:style-name="T23"> </text:span></text:p>
            <text:p><text:span text:style-name="T25">ReconfigurationWithSync  -&gt; newUE-Identity</text:span><text:span text:style-name="T26"> or mobility from NR failure.</text:span></text:p>
            <text:p/>
            <text:p><text:span text:style-name="T27">2.1. </text:span><text:span text:style-name="T28">VarShortMAC-Input -&gt; source-c-RNTI </text:span></text:p>
            <text:p><text:span text:style-name="T21">Generate the shortMAC-I during RRC Connection Reestablishment procedure.</text:span></text:p>
            <text:p><text:span text:style-name="T21">ShortMAC-I used to identify and verify the UE at RRC connection re-establishment.</text:span></text:p>
            <text:p/>
            <text:p><text:span text:style-name="T29">2.2 VarResumeMAC-Input</text:span><text:span text:style-name="T30"> </text:span><text:span text:style-name="T31"> -&gt; source-c-RNTI </text:span></text:p>
            <text:p><text:span text:style-name="T32">Generate the resumeMAC-I during RRC connection Resume Procedure.</text:span></text:p>
            <text:p><text:span text:style-name="T32">ResumeMAC-I used to Authentication token to facilitate UE authentication at gNB</text:span></text:p>
            <text:p/>
            <text:p><text:span text:style-name="T33">3</text:span><text:span text:style-name="T34">.If UE already has a C-RNTI,</text:span><text:span text:style-name="T35"> MAC CE C-RNTI</text:span><text:span text:style-name="T34"> is sent from UE to Network in msg3 </text:span></text:p>
            <text:p><text:span text:style-name="T32">For Contention resolution (38.321,pg 57)</text:span></text:p>
          </table:table-cell>
        </table:table-row>
        <table:table-row table:style-name="ro12">
          <table:table-cell office:value-type="string" calcext:value-type="string" table:number-columns-spanned="1" table:number-rows-spanned="2">
            <text:p>MCS- C-RNTI </text:p>
            <text:p>(Modulation &amp; Coding scheme C-RNTI)</text:p>
          </table:table-cell>
          <table:table-cell table:style-name="ce4" office:value-type="string" calcext:value-type="string" table:number-columns-spanned="1" table:number-rows-spanned="2">
            <text:p>0001–FFEF</text:p>
          </table:table-cell>
          <table:table-cell office:value-type="string" calcext:value-type="string">
            <text:p>Unique UE identification used for indicating an alternative MCS table for PDSCH and PUSCH.</text:p>
            <text:p/>
            <text:p>The dynamic signaling of MCS table is supported by configuring the UE with MCS-C-RNTI, </text:p>
            <text:p>where the scrambling of DCI CRC by MCS-C-RNTI indicates the 64QAM MCS tables.</text:p>
            <text:p/>
            <text:p><text:span text:style-name="T13">For uplink, if the UE is configured with MCS-C-RNTI and the PUSCH is scheduled by </text:span></text:p>
            <text:p><text:span text:style-name="T13">a PDCCH with CRC scrambled by MCS-C-RNTI, the UE shall use IMCS and </text:span></text:p>
            <text:p><text:span text:style-name="T13">Table 5.1.3.1-3 from TS 38.214 to determine the modulation order (Qm) and </text:span></text:p>
            <text:p><text:span text:style-name="T13">Target code rate (R) used in the physical uplink shared channel.</text:span></text:p>
          </table:table-cell>
          <table:table-cell table:style-name="ce10" office:value-type="string" calcext:value-type="string">
            <text:p>DCI format 0_1,DCI format 0_0</text:p>
          </table:table-cell>
          <table:table-cell office:value-type="string" calcext:value-type="string" table:number-columns-spanned="1" table:number-rows-spanned="2">
            <text:p>UE specific</text:p>
          </table:table-cell>
          <table:table-cell table:style-name="ce10" office:value-type="string" calcext:value-type="string">
            <text:p>PDCCH + PUSCH</text:p>
          </table:table-cell>
          <table:table-cell table:style-name="ce10" office:value-type="string" calcext:value-type="string">
            <text:p>ULSCH – (DCCH, DTCH)</text:p>
          </table:table-cell>
          <table:table-cell office:value-type="string" calcext:value-type="string" table:number-columns-spanned="1" table:number-rows-spanned="2">
            <text:p>The gNB can configure the UE with MCS-C-RNTI via RRC configuration through </text:p>
            <text:p>IE <text:span text:style-name="T36">CellGroupConfig</text:span><text:span text:style-name="T20"> - &gt; </text:span><text:span text:style-name="T37">PhysicalCellGroupConfig - &gt; mcs-C-RNTI</text:span>.</text:p>
          </table:table-cell>
        </table:table-row>
        <table:table-row table:style-name="ro13">
          <table:covered-table-cell table:number-columns-repeated="2"/>
          <table:table-cell table:style-name="ce7" office:value-type="string" calcext:value-type="string">
            <text:p>For downlink, if the UE is configured with MCS-C-RNTI and the PDSCH is scheduled by a </text:p>
            <text:p>PDCCH with CRC scrambled by MCS-C-RNTI, the UE shall use IMCS and Table 5.1.3.1-3 </text:p>
            <text:p>from TS 38.214 to determine the modulation order (Qm) and Target code rate (R) used in the </text:p>
            <text:p>Physical downlink shared channel.</text:p>
          </table:table-cell>
          <table:table-cell table:style-name="ce11" office:value-type="string" calcext:value-type="string">
            <text:p>DCI format 1_1,DCI format 1_0 </text:p>
          </table:table-cell>
          <table:covered-table-cell/>
          <table:table-cell table:style-name="ce7" office:value-type="string" calcext:value-type="string">
            <text:p>PDSCH</text:p>
          </table:table-cell>
          <table:table-cell table:style-name="ce11" office:value-type="string" calcext:value-type="string">
            <text:p>DLSCH – (DCCH, DTCH)</text:p>
          </table:table-cell>
          <table:covered-table-cell/>
        </table:table-row>
        <table:table-row table:style-name="ro14">
          <table:table-cell office:value-type="string" calcext:value-type="string" table:number-columns-spanned="1" table:number-rows-spanned="3">
            <text:p>CS-RNTI</text:p>
            <text:p>(Configured Scheduling RNTI)</text:p>
          </table:table-cell>
          <table:table-cell office:value-type="string" calcext:value-type="string" table:number-columns-spanned="1" table:number-rows-spanned="3">
            <text:p>0001–FFEF</text:p>
          </table:table-cell>
          <table:table-cell table:style-name="ce8" office:value-type="string" calcext:value-type="string" table:number-columns-spanned="1" table:number-rows-spanned="2">
            <text:p>Used for Configured grants in Uplink </text:p>
            <text:p>1. ConfiguredGrantType1</text:p>
            <text:p>2. ConfiguredGrantType2</text:p>
          </table:table-cell>
          <table:table-cell office:value-type="string" calcext:value-type="string">
            <text:p>Type 1 : All by RRC messages</text:p>
          </table:table-cell>
          <table:table-cell office:value-type="string" calcext:value-type="string" table:number-columns-spanned="1" table:number-rows-spanned="3">
            <text:p>UE specific</text:p>
          </table:table-cell>
          <table:table-cell office:value-type="string" calcext:value-type="string">
            <text:p>PUSCH</text:p>
          </table:table-cell>
          <table:table-cell/>
          <table:table-cell table:style-name="ce14" office:value-type="string" calcext:value-type="string">
            <text:p>IE ConfiguredGrantConfig <text:span text:style-name="T38">configures the resource and activation/deactivation without</text:span></text:p>
            <text:p><text:span text:style-name="T38">The need of any DCIs . The IE can be traced back in </text:span></text:p>
            <text:p><text:span text:style-name="T6">ServingCellConfig -&gt; BWP-UplinkDedicated</text:span></text:p>
          </table:table-cell>
        </table:table-row>
        <table:table-row table:style-name="ro15">
          <table:covered-table-cell table:number-columns-repeated="3"/>
          <table:table-cell table:style-name="ce8" office:value-type="string" calcext:value-type="string">
            <text:p>Type 2 : DCI format 0_1,DCI format 0_0</text:p>
          </table:table-cell>
          <table:covered-table-cell/>
          <table:table-cell table:style-name="ce10" office:value-type="string" calcext:value-type="string">
            <text:p>PDCCH + PUSCH</text:p>
          </table:table-cell>
          <table:table-cell office:value-type="string" calcext:value-type="string">
            <text:p><text:span text:style-name="T18">ULSCH – (DCCH, DTCH) </text:span></text:p>
            <text:p><text:span text:style-name="T17">N/A for deactivation. Find out why ?</text:span></text:p>
          </table:table-cell>
          <table:table-cell office:value-type="string" calcext:value-type="string">
            <text:p>The Grant is activated / deactivated through DCI scrambled with CS-RNTI</text:p>
            <text:p>The device acknowledges the activation/deactivation by sending </text:p>
            <text:p><text:span text:style-name="T7">Configured Grant Confirmation MAC CE.</text:span></text:p>
            <text:p><text:span text:style-name="T7"/></text:p>
            <text:p><text:span text:style-name="T39">If</text:span><text:span text:style-name="T40"> </text:span><text:span text:style-name="T41">rrc-ConfiguredUplinkGrant </text:span><text:span text:style-name="T42">is included in</text:span><text:span text:style-name="T41"> ConfiguredGrantConfig </text:span><text:span text:style-name="T43">then it is </text:span></text:p>
            <text:p><text:span text:style-name="T44">TYPE 1</text:span></text:p>
            <text:p><text:span text:style-name="T44"/></text:p>
          </table:table-cell>
        </table:table-row>
        <table:table-row table:style-name="ro16">
          <table:covered-table-cell table:number-columns-repeated="2"/>
          <table:table-cell table:style-name="ce9" office:value-type="string" calcext:value-type="string">
            <text:p>For semi persistent scheduling in the Downlink</text:p>
            <text:p/>
            <text:p><text:span text:style-name="T3">The gNB can configure the UE with CS-RNTI via RRC configuration through</text:span></text:p>
            <text:p><text:span text:style-name="T3"> IE PhysicalCellGroupConfig.</text:span></text:p>
          </table:table-cell>
          <table:table-cell table:style-name="ce9" office:value-type="string" calcext:value-type="string">
            <text:p>DCI format 1_1,DCI format 1_0 </text:p>
          </table:table-cell>
          <table:covered-table-cell/>
          <table:table-cell table:style-name="ce9" office:value-type="string" calcext:value-type="string">
            <text:p>PDCCH + PDSCH</text:p>
          </table:table-cell>
          <table:table-cell office:value-type="string" calcext:value-type="string">
            <text:p><text:span text:style-name="T4">DLSCH – (DCCH, DTCH) </text:span></text:p>
            <text:p><text:span text:style-name="T16">N/A for deactivation. Find out why ?</text:span></text:p>
          </table:table-cell>
          <table:table-cell office:value-type="string" calcext:value-type="string">
            <text:p><text:span text:style-name="T6">The gnb configures UE with a cs-rnti by RRC IE </text:span><text:span text:style-name="T6">PhysicalCellGroupConfig -&gt; cs-RNTI</text:span></text:p>
            <text:p><text:span text:style-name="T6"/></text:p>
            <text:p><text:span text:style-name="T38">Gnb configures semi-persitant scheduling in UE by RRC signalling message </text:span><text:span text:style-name="T6">SPS-Config</text:span></text:p>
            <text:p><text:span text:style-name="T45">Since the SPS is configured per serving cell and per BWP,</text:span><text:span text:style-name="T46"> The IE SPS-Config </text:span><text:span text:style-name="T38">in</text:span></text:p>
            <text:p><text:span text:style-name="T38">Turn can be tracked inside the IE </text:span><text:span text:style-name="T47">ServingCellConfig -&gt; BWP-DownlinkDedicated</text:span></text:p>
            <text:p><text:span text:style-name="T48"/></text:p>
            <text:p><text:span text:style-name="T34">UE then moniors the PDCCH with the configured CS-RNTI. On reception of DCI </text:span></text:p>
            <text:p><text:span text:style-name="T34">Scrambled with the CS-RNTI, activation occurs. There after with the periodicity </text:span></text:p>
            <text:p><text:span text:style-name="T34">Configured by RRC the data are transmitted.</text:span></text:p>
            <text:p><text:span text:style-name="T34"/></text:p>
            <text:p><text:span text:style-name="T49">(Refer section 5.8 38.321) </text:span></text:p>
          </table:table-cell>
        </table:table-row>
        <table:table-row table:style-name="ro17">
          <table:table-cell office:value-type="string" calcext:value-type="string">
            <text:p>SP-CSI-RNTI</text:p>
            <text:p>(Semi-Persistent CSI-RNTI)</text:p>
          </table:table-cell>
          <table:table-cell table:style-name="ce4" office:value-type="string" calcext:value-type="string">
            <text:p>0001–FFEF</text:p>
          </table:table-cell>
          <table:table-cell office:value-type="string" calcext:value-type="string">
            <text:p>used to activate/deactivate semi-persistent CSI reporting on PUSCH.</text:p>
            <text:p/>
            <text:p>For semi-persistent reporting on PUSCH, a set of trigger states are RRC configured </text:p>
            <text:p>by <text:span text:style-name="T6">CSI-SemiPersistentOnPUSCH-TriggerStateList</text:span>, where the CSI request field in </text:p>
            <text:p>DCI format 0_1 scrambled with SP-CSI-RNTI activates one of the trigger states.</text:p>
            <text:p/>
            <text:p/>
          </table:table-cell>
          <table:table-cell office:value-type="string" calcext:value-type="string">
            <text:p>DCI format 0_1</text:p>
          </table:table-cell>
          <table:table-cell office:value-type="string" calcext:value-type="string">
            <text:p>UE specific</text:p>
          </table:table-cell>
          <table:table-cell office:value-type="string" calcext:value-type="string">
            <text:p>PUCCH/ PDCCH</text:p>
            <text:p><text:span text:style-name="T16"> (**unsure)</text:span>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gNB can configure the UE with SP-CSI-RNTI via RRC configuration through IE </text:p>
            <text:p><text:span text:style-name="T6">PhysicalCellGroupConfig.</text:span></text:p>
          </table:table-cell>
        </table:table-row>
        <table:table-row table:style-name="ro18">
          <table:table-cell office:value-type="string" calcext:value-type="string">
            <text:p>INT-RNTI </text:p>
            <text:p>(Interruption-RNTI)</text:p>
          </table:table-cell>
          <table:table-cell office:value-type="string" calcext:value-type="string">
            <text:p>0001–FFEF</text:p>
          </table:table-cell>
          <table:table-cell office:value-type="string" calcext:value-type="string">
            <text:p>Used for the identification of preemption in the downlink</text:p>
            <text:p/>
            <text:p>The gNB may preempt an ongoing PDSCH transmission to one UE with a latency-critical </text:p>
            <text:p>transmission to another UE. The gNB can configure UEs to monitor interrupted transmission </text:p>
            <text:p>indications using INT-RNTI on a PDCCH. If a UE receives the interrupted transmission indication,</text:p>
            <text:p>the UE may assume that no useful information to that UE was carried by the resource elements</text:p>
            <text:p>Included in the indication, even if some of those resource elements were already scheduled to </text:p>
            <text:p>This UE.</text:p>
            <text:p/>
            <text:p>DCI format 2_1 is used for notifying the PRB(s) and OFDM symbol(s) where UE may </text:p>
            <text:p>Assume no transmission is intended for the UE.</text:p>
          </table:table-cell>
          <table:table-cell office:value-type="string" calcext:value-type="string">
            <text:p>DCI format 2_1</text:p>
          </table:table-cell>
          <table:table-cell office:value-type="string" calcext:value-type="string">
            <text:p>Group of UE</text:p>
          </table:table-cell>
          <table:table-cell office:value-type="string" calcext:value-type="string">
            <text:p>PDCCH + PDS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INT-RNTI is assigned to a group of UEs. The gNB can configure INT-RNTI and </text:p>
            <text:p>other parameters related to preemption in the IE <text:span text:style-name="T6">DownlinkPreemption</text:span> within </text:p>
            <text:p><text:span text:style-name="T6">PDCCH-Config IE</text:span>.</text:p>
          </table:table-cell>
        </table:table-row>
        <table:table-row table:style-name="ro19">
          <table:table-cell office:value-type="string" calcext:value-type="string">
            <text:p>TPC-PUCCH-RNTI </text:p>
          </table:table-cell>
          <table:table-cell office:value-type="string" calcext:value-type="string" table:number-columns-spanned="1" table:number-rows-spanned="2">
            <text:p>0001–FFEF</text:p>
          </table:table-cell>
          <table:table-cell office:value-type="string" calcext:value-type="string" table:number-columns-spanned="1" table:number-rows-spanned="2">
            <text:p><text:span text:style-name="T14">PUSCH and PUCCH Power control</text:span></text:p>
            <text:p/>
            <text:p>DCI format 2_2 with CRC scrambled by TPC-PUSCH-RNTI or TPC-PUCCH-RNTI carries </text:p>
            <text:p>TPC commands for N UEs by means of block number 1, block number 2,.., block number N. </text:p>
            <text:p>For a specific UE, the parameter tpc-PUSCH or tpc-PUCCH configured by gNB determines </text:p>
            <text:p>The index to the block number.</text:p>
          </table:table-cell>
          <table:table-cell office:value-type="string" calcext:value-type="string" table:number-columns-spanned="1" table:number-rows-spanned="2">
            <text:p>DCI format 2_2</text:p>
          </table:table-cell>
          <table:table-cell office:value-type="string" calcext:value-type="string" table:number-columns-spanned="1" table:number-rows-spanned="2">
            <text:p>Group of UE</text:p>
          </table:table-cell>
          <table:table-cell office:value-type="string" calcext:value-type="string" table:number-columns-spanned="1" table:number-rows-spanned="2">
            <text:p>PUSCH + PUCCH</text:p>
          </table:table-cell>
          <table:table-cell office:value-type="string" calcext:value-type="string" table:number-columns-spanned="1" table:number-rows-spanned="2">
            <text:p>N/A</text:p>
          </table:table-cell>
          <table:table-cell table:style-name="ce15" office:value-type="string" calcext:value-type="string" table:number-columns-spanned="1" table:number-rows-spanned="2">
            <text:p>The gNB can configure the UE with TPC-PUSCH-RNTI or TPC-PUCCH-RNTI using  RRC configuration through IE<text:span text:style-name="T6"> PhysicalCellGroupConfig.</text:span></text:p>
          </table:table-cell>
        </table:table-row>
        <table:table-row table:style-name="ro20">
          <table:table-cell office:value-type="string" calcext:value-type="string">
            <text:p>TPC–PUSCH-RNTI</text:p>
          </table:table-cell>
          <table:covered-table-cell table:number-columns-repeated="7"/>
        </table:table-row>
        <table:table-row table:style-name="ro21">
          <table:table-cell office:value-type="string" calcext:value-type="string">
            <text:p>TPC–SRS-RNTI</text:p>
          </table:table-cell>
          <table:table-cell office:value-type="string" calcext:value-type="string">
            <text:p>0001–FFEF</text:p>
          </table:table-cell>
          <table:table-cell office:value-type="string" calcext:value-type="string">
            <text:p>TPC-SRS-RNTI is used for the identification to control power (TPC commands over DCI) for </text:p>
            <text:p>Sounding Reference Signal (SRS). This is useful for UE(s) which doesn’t have a link between </text:p>
            <text:p>SRS and PUSCH power control, either because of independent power control is desirable or </text:p>
            <text:p>The UE was configured with a serving cell without PUSCH and PUCCH</text:p>
          </table:table-cell>
          <table:table-cell table:style-name="ce4" office:value-type="string" calcext:value-type="string">
            <text:p>DCI format 2_3</text:p>
          </table:table-cell>
          <table:table-cell office:value-type="string" calcext:value-type="string">
            <text:p>Group of UE</text:p>
          </table:table-cell>
          <table:table-cell table:style-name="ce4" office:value-type="string" calcext:value-type="string">
            <text:p>PUSCH + PUC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CI format 2_3 with CRC scrambled by TPC-SRS-RNTI carries TPC commands for </text:p>
            <text:p>N UEs by means of block number 1, block number 2,.., block number N. For a specific UE,</text:p>
            <text:p>the parameter startingBitOfFormat2-3 provided by RRC configuration within </text:p>
            <text:p><text:span text:style-name="T6">SRS-TPC-CommandConfig</text:span> indicates the starting bit position of a block within the group </text:p>
            <text:p>DCI with <text:span text:style-name="T6">SRS request fields (optional) </text:span>and <text:span text:style-name="T6">TPC commands</text:span>.</text:p>
            <text:p/>
            <text:p>DCI format 2_3 is applicable for uplink carrier(s) of serving cells where a UE is not </text:p>
            <text:p>configured for PUSCH and PUCCH transmissions or for uplink carrier(s) of a </text:p>
            <text:p>serving cell where srs-PowerControlAdjustmentStates indicates a separate power </text:p>
            <text:p>control adjustment state between SRS transmissions and PUSCH transmissions.</text:p>
            <text:p/>
            <text:p>The gNB can configure the UE with TPC-SRS-RNTI using <text:span text:style-name="T6">IE PhysicalCellGroupConfig</text:span></text:p>
          </table:table-cell>
        </table:table-row>
        <table:table-row table:style-name="ro22">
          <table:table-cell office:value-type="string" calcext:value-type="string">
            <text:p>I-RNTI </text:p>
            <text:p>(Inactive RNTI)</text:p>
          </table:table-cell>
          <table:table-cell/>
          <table:table-cell office:value-type="string" calcext:value-type="string">
            <text:p>identify the suspended UE context of a UE in RRC_INACTIVE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An I-RNTI can be allocated to a UE within an RRC Release message when it is moving </text:p>
            <text:p>from RRC Connected to RRC Inactive as part of <text:span text:style-name="T6">suspendConfig</text:span></text:p>
            <text:p><text:span text:style-name="T6"/></text:p>
            <text:p><text:span text:style-name="T38">Reference:</text:span></text:p>
            <text:p><text:span text:style-name="T6"><text:a xlink:href="http://www.techplayon.com/5g-nr-inactive-rnti-i-rnti-for-rrc_inactive-state/" xlink:type="simple">http://www.techplayon.com/5g-nr-inactive-rnti-i-rnti-for-rrc_inactive-state/</text:a></text:span></text:p>
          </table:table-cell>
        </table:table-row>
        <table:table-row table:style-name="ro8">
          <table:table-cell table:style-name="ce3" office:value-type="string" calcext:value-type="string" table:number-columns-spanned="8" table:number-rows-spanned="2">
            <text:p><text:span text:style-name="T1">Legend :</text:span></text:p>
            <text:p><text:span text:style-name="T2"/></text:p>
            <text:p><text:span text:style-name="T3">Common for all the subdivision</text:span></text:p>
            <text:p><text:span text:style-name="T4">Downlink</text:span></text:p>
            <text:p><text:span text:style-name="T5">Uplink</text:span></text:p>
            <text:p><text:span text:style-name="T6">RRC IE</text:span></text:p>
          </table:table-cell>
          <table:covered-table-cell table:number-columns-repeated="7"/>
        </table:table-row>
        <table:table-row table:style-name="ro9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16:01:17.486270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23:14.895305224</meta:creation-date>
    <dc:date>2020-02-24T17:28:35.692421578</dc:date>
    <meta:editing-duration>P3DT19H30M35S</meta:editing-duration>
    <meta:editing-cycles>16</meta:editing-cycles>
    <meta:generator>LibreOffice/5.1.6.2$Linux_X86_64 LibreOffice_project/10m0$Build-2</meta:generator>
    <meta:document-statistic meta:table-count="1" meta:cell-count="141" meta:object-count="0"/>
  </office:meta>
</office:document-meta>
</file>